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style:font-name="Calibri" fo:font-size="11pt" fo:language="en" fo:country="GB"/>
    </style:style>
    <style:style style:name="P3" style:family="paragraph" style:parent-style-name="Standard">
      <style:paragraph-properties fo:text-align="justify" style:justify-single-word="false"/>
      <style:text-properties fo:language="en" fo:country="GB"/>
    </style:style>
    <style:style style:name="P4" style:family="paragraph" style:parent-style-name="Standard">
      <style:paragraph-properties fo:text-align="justify" style:justify-single-word="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iefly Description:</text:p>
      <text:p text:style-name="P4"><text:span text:style-name="T1">The central class of the diagram is the </text:span><text:span text:style-name="T2">User</text:span><text:span text:style-name="T1"> class. In addition to personal data, this also has other attributes such as his </text:span><text:span text:style-name="T2">team</text:span><text:span text:style-name="T1">, </text:span><text:span text:style-name="T2">role</text:span><text:span text:style-name="T1"> (admin, player, etc.) and his login to the </text:span><text:span text:style-name="T2">GameLobby</text:span><text:span text:style-name="T1">. </text:span></text:p>
      <text:p text:style-name="P3">The user is automatically assigned to a <text:span text:style-name="T3">Team</text:span>. The team have a specific <text:span text:style-name="T3">subject</text:span> that we gonna see it on the <text:span text:style-name="T3">Player's Profile</text:span>. As a personal instrument for time recording, each Player has exactly one <text:span text:style-name="T3">TimeFlip</text:span>, which enables precise of his tasks (Pantomime etc .). <text:s/>To ensure this recording, there is a <text:span text:style-name="T3">Raspberry</text:span> in every room of the company, which queries the <text:span text:style-name="T3">status</text:span> and the <text:span text:style-name="T3">tasks</text:span> of the TimeFlips, which are usually connected to the mini-computer. Tasks <text:s/>that a TimeFlip can capture are clearly defined and have a unique type. The <text:span text:style-name="T3">GameManager</text:span>, who is responsible for the TimeFlip's technical issues, is detached from these structures, it also includes setting up the Raspberries and the associated TimeFlips.</text:p>
      <text:p text:style-name="P3">Instead the <text:span text:style-name="T3">administrator</text:span>, is responsible for the GameLobby's technical issues and can control it and the player. A user can always record <text:s/><text:span text:style-name="T3">totalscore</text:span> and view his <text:span text:style-name="T3">rank position</text:span> both in his players's profile using the <text:span text:style-name="T3">Gui interface.</text:span> As we mention before the GameLobby is basically the display what we gonna see on the Gui interface. The primary key for all classes is always the ID number. All data that can be deleted have a boolean active, which is set to false if the data is to be considered “deleted”, in our case the <text:span text:style-name="T3">confermLogin</text:span> and the <text:span text:style-name="T3">enabled </text:span>of the User(Player).</text:p>
      <text:p text:style-name="P1"/>
      <text:p text:style-name="P1"/>
      <text:p text:style-name="P1"/>
      <text:p text:style-name="P1"/>
      <text:p text:style-name="P1"/>
      <text:p text:style-name="P1"/>
      <text:p text:style-name="P1"/>
      <text:p text:style-name="P1"/>
      <text:p text:style-name="P1"/>
      <text:p text:style-name="P1"/>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5T12:52:28</meta:creation-date>
    <dc:date>2021-03-15T20:46:33</dc:date>
    <meta:editing-duration>PT3H2M9S</meta:editing-duration>
    <meta:editing-cycles>5</meta:editing-cycles>
    <meta:generator>OpenOffice/4.1.7$Unix OpenOffice.org_project/417m1$Build-9800</meta:generator>
    <meta:document-statistic meta:table-count="0" meta:image-count="0" meta:object-count="0" meta:page-count="1" meta:paragraph-count="5" meta:word-count="252" meta:character-count="1490"/>
  </office:meta>
</office:document-meta>
</file>